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E2FF3F4DDAFE4E0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695cm" fo:margin-left="0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3.113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445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paragraph-rsid="002b799c" fo:background-color="transparent"/>
    </style:style>
    <style:style style:name="P11" style:family="paragraph" style:parent-style-name="Table_20_Contents">
      <style:text-properties officeooo:paragraph-rsid="001ee474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paragraph-rsid="002da271"/>
    </style:style>
    <style:style style:name="P15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6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7" style:family="paragraph" style:parent-style-name="Standard" style:list-style-name="L1">
      <style:text-properties officeooo:rsid="0027fb88" officeooo:paragraph-rsid="0027fb88"/>
    </style:style>
    <style:style style:name="P18" style:family="paragraph" style:parent-style-name="Standard" style:list-style-name="L1">
      <style:text-properties officeooo:rsid="002fdd18" officeooo:paragraph-rsid="002fdd18"/>
    </style:style>
    <style:style style:name="P19" style:family="paragraph" style:parent-style-name="Standard" style:master-page-name="Standard">
      <style:paragraph-properties fo:text-align="end" style:justify-single-word="false" style:page-number="auto"/>
    </style:style>
    <style:style style:name="P20" style:family="paragraph" style:parent-style-name="Table_20_Contents">
      <style:text-properties officeooo:paragraph-rsid="00311265"/>
    </style:style>
    <style:style style:name="P21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2cbf8a"/>
    </style:style>
    <style:style style:name="T13" style:family="text">
      <style:text-properties officeooo:rsid="002da271"/>
    </style:style>
    <style:style style:name="T14" style:family="text">
      <style:text-properties officeooo:rsid="002e9ab6"/>
    </style:style>
    <style:style style:name="T15" style:family="text">
      <style:text-properties officeooo:rsid="002fdd1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p. zn. <text:span text:style-name="T11">5722</text:span></text:p>
      <text:p text:style-name="P16">Dodatek č. <text:span text:style-name="T13">1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0"><text:span text:style-name="T8">Česká pirátská strana,</text:span> <text:span text:style-name="T15">republikové předsednictvo</text:span></text:p>
            <text:p text:style-name="P14">kontakty: <text:span text:style-name="T15">Mgr. et Mgr. Jakub Michálek</text:span>, <text:a xlink:type="simple" xlink:href="mailto:ondrej.profant@pirati.cz" text:style-name="Internet_20_link" text:visited-style-name="Visited_20_Internet_20_Link"><text:span text:style-name="T15">j</text:span></text:a><text:span text:style-name="T15">akub.michalek@pirati.cz</text:span></text:p>
            <text:p text:style-name="P14"><text:span text:style-name="T15">pověřený místopředseda</text:span> České pirátské strany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11"><text:span text:style-name="T8">Vít Šimral</text:span><text:span text:style-name="T9">, </text:span>místo podnikání Praha 10, IČO 02824230</text:p>
          </table:table-cell>
        </table:table-row>
        <table:table-row table:style-name="Tabulka1.3">
          <table:table-cell table:style-name="Tabulka1.A1" office:value-type="string">
            <text:list xml:id="list7607565441196471941" text:style-name="L1">
              <text:list-header>
                <text:p text:style-name="P21">Důvod dodatku:</text:p>
              </text:list-header>
            </text:list>
          </table:table-cell>
          <table:table-cell table:style-name="Tabulka1.B3" office:value-type="string">
            <text:list xml:id="list121748801726932" text:continue-numbering="true" text:style-name="L1">
              <text:list-item>
                <text:p text:style-name="P17">Změna – upřesnění odměny od 1.1.2017</text:p>
              </text:list-item>
              <text:list-item>
                <text:p text:style-name="P18">Změna organizační jednotky z KS Praha na RP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Table_20_Contents"><text:span text:style-name="T10">příkazní </text:span>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9">• hodinová odměna: <text:span text:style-name="T13">69</text:span> Kč </text:p>
            <text:p text:style-name="P9">• úkolová odměna: až <text:span text:style-name="T14">5</text:span> 000 Kč měsíčně</text:p>
            <text:p text:style-name="P10"/>
            <text:p text:style-name="P9"/>
            <text:p text:style-name="P9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Termín provedení</text:span>:</text:p>
          </table:table-cell>
          <table:table-cell table:style-name="Tabulka1.A1" office:value-type="string">
            <text:p text:style-name="P8"><text:span text:style-name="T10">p</text:span>růběžně, <text:span text:style-name="T10">na dobu neurčitou</text:span>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3"/>
            <text:p text:style-name="P13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2">dodatku</text:span>:</text:p>
          </table:table-cell>
          <table:table-cell table:style-name="Tabulka2.A1" office:value-type="string">
            <text:p text:style-name="P7"><text:s/><text:span text:style-name="T11">18.3.</text:span> 201<text:span text:style-name="T11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E2FF3F4DDAFE4E0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17:48.382652003</dc:date>
    <meta:editing-cycles>106</meta:editing-cycles>
    <meta:editing-duration>P24DT13H50M14S</meta:editing-duration>
    <meta:generator>LibreOffice/5.1.6.2$Linux_X86_64 LibreOffice_project/10m0$Build-2</meta:generator>
    <meta:print-date>2017-03-18T11:53:41.522141204</meta:print-date>
    <meta:document-statistic meta:table-count="2" meta:image-count="1" meta:object-count="0" meta:page-count="1" meta:paragraph-count="34" meta:word-count="183" meta:character-count="1253" meta:non-whitespace-character-count="1101"/>
    <meta:user-defined meta:name="Informace 1"/>
    <meta:user-defined meta:name="Informace 2"/>
    <meta:user-defined meta:name="Informace 3"/>
    <meta:user-defined meta:name="Informace 4"/>
  </office:meta>
</office:document-meta>
</file>